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b0abd"/>
    </style:style>
    <style:style style:name="P2" style:family="paragraph" style:parent-style-name="Text_20_body">
      <style:text-properties officeooo:rsid="000b0abd" officeooo:paragraph-rsid="000b0abd"/>
    </style:style>
    <style:style style:name="P3" style:family="paragraph" style:parent-style-name="Text_20_body" style:list-style-name="L1"/>
    <style:style style:name="P4" style:family="paragraph" style:parent-style-name="Standard">
      <style:text-properties officeooo:rsid="000ae5cb" officeooo:paragraph-rsid="000ae5cb"/>
    </style:style>
    <style:style style:name="T1" style:family="text">
      <style:text-properties officeooo:rsid="000b0abd"/>
    </style:style>
    <style:style style:name="T2" style:family="text">
      <style:text-properties officeooo:rsid="000ce6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ign Document bsEdit</text:h>
      <text:h text:style-name="P1" text:outline-level="1">Copyright (C) 2019/2022 <text:span text:style-name="T1">Steven Truppe</text:span></text:h>
      <text:p text:style-name="P4"/>
      <text:p text:style-name="P4"/>
      <text:h text:style-name="Heading_20_2" text:outline-level="2"><text:span text:style-name="T2">I. </text:span>Features for version 1.0</text:h>
      <text:p text:style-name="Text_20_body">This is the list with all the features that are needed for the version 1.0 to be finished.</text:p>
      <text:p text:style-name="P4"/>
      <text:h text:style-name="Heading_20_2" text:outline-level="2">1. User Interface:</text:h>
      <text:list xml:id="list2691560531" text:style-name="L1">
        <text:list-item>
          <text:p text:style-name="P3">Written in C++ 11.</text:p>
        </text:list-item>
        <text:list-item>
          <text:p text:style-name="P3">Every GUI-element can have it‘s own theme (css like syntax).</text:p>
        </text:list-item>
        <text:list-item>
          <text:p text:style-name="P3">It‘s easy to add new GUI-elements.</text:p>
        </text:list-item>
        <text:list-item>
          <text:p text:style-name="P3">Everything is documented in multiple languages.</text:p>
        </text:list-item>
        <text:list-item>
          <text:p text:style-name="P3">Every GUI-element can also be accessed by shortcuts.</text:p>
        </text:list-item>
        <text:list-item>
          <text:p text:style-name="P3"/>
        </text:list-item>
      </text:list>
      <text:p text:style-name="Text_20_body"/>
      <text:h text:style-name="Heading_20_2" text:outline-level="2">2. Custom keyboard shortcuts:</text:h>
      <text:p text:style-name="Text_20_body"/>
      <text:h text:style-name="Heading_20_2" text:outline-level="2">3. Reflection and Python support:</text:h>
      <text:p text:style-name="P2">The important classes are able to use some kind of reflection and stores the information in a database for fast runtime access and the classes are automatically converted to python modules so the important parts of the application can be scripted with python.</text:p>
      <text:h text:style-name="Heading_20_2" text:outline-level="2">4. Node based system:</text:h>
      <text:p text:style-name="Text_20_body">The hole system must be node based so no programmers are needed for complicated tasks where normaly a programmer has to write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2:38:23.268895937</meta:creation-date>
    <dc:date>2019-08-04T03:22:41.551896271</dc:date>
    <meta:editing-duration>PT1M7S</meta:editing-duration>
    <meta:editing-cycles>1</meta:editing-cycles>
    <meta:document-statistic meta:table-count="0" meta:image-count="0" meta:object-count="0" meta:page-count="1" meta:paragraph-count="16" meta:word-count="153" meta:character-count="890" meta:non-whitespace-character-count="758"/>
    <meta:generator>LibreOffice/6.1.5.2$Linux_X86_64 LibreOffice_project/10$Build-2</meta:generator>
  </office:meta>
</office:document-meta>
</file>